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irements Document</text:p>
      <text:p text:style-name="P1"/>
      <text:p text:style-name="P3">The following document will outline what our customer wants us to build for them. These are all of the requests made:</text:p>
      <text:list xml:id="list8291623243188305348" text:style-name="WWNum1">
        <text:list-item>
          <text:p text:style-name="P4">Our customer wants to be able to store data pertaining to the email of customers and employees.</text:p>
        </text:list-item>
        <text:list-item>
          <text:p text:style-name="P4">Our customer wants to be able to store data pertaining to the wage and date hired of an employee.</text:p>
        </text:list-item>
        <text:list-item>
          <text:p text:style-name="P4">Our customer wants to be able to store data pertaining to what shift an employee has.</text:p>
        </text:list-item>
        <text:list-item>
          <text:p text:style-name="P4">Our customer wants to be able to store data pertaining to unique customer identifiers.</text:p>
        </text:list-item>
        <text:list-item>
          <text:p text:style-name="P4">Our customer wants to be able to store data pertaining to phone numbers of employees and customers.</text:p>
        </text:list-item>
        <text:list-item>
          <text:p text:style-name="P4">Our customer wants to be able to store data pertaining to the position type.</text:p>
        </text:list-item>
        <text:list-item>
          <text:p text:style-name="P4">Our customer wants to be able to store data pertaining to the status of employees (full time or part time).</text:p>
        </text:list-item>
        <text:list-item>
          <text:p text:style-name="P4">Our customer wants to be able to store data pertaining to every person who is involved in each and every interaction.</text:p>
        </text:list-item>
        <text:list-item>
          <text:p text:style-name="P4">Our customer wants to be able to store data pertaining to the product name, product descriptions, and product price for each unique product.</text:p>
        </text:list-item>
        <text:list-item>
          <text:p text:style-name="P4">Our customer wants to be able to store data pertaining to the order time of an order.</text:p>
        </text:list-item>
        <text:list-item>
          <text:p text:style-name="P4">Our customer wants to be able to store data pertaining to how many products were purchased in an ord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231" meta:character-count="1239" meta:non-whitespace-character-count="1032"/>
    <meta:generator>LibreOfficeDev/5.1.0.3$Linux_X86_64 LibreOffice_project/</meta:generator>
  </office:meta>
</office:document-meta>
</file>